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c917" officeooo:paragraph-rsid="001cc917"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officeooo:rsid="001cc917" officeooo:paragraph-rsid="001cc91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cc917" officeooo:paragraph-rsid="001cc91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officeooo:rsid="001e6aef" officeooo:paragraph-rsid="001e6aef"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2a25df" officeooo:paragraph-rsid="006e100f"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779d4f" officeooo:paragraph-rsid="001cc917"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237658" officeooo:paragraph-rsid="00237658"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0pt" fo:font-weight="bold" officeooo:rsid="001cc917" officeooo:paragraph-rsid="001cc917" style:font-size-asian="8.75pt" style:font-weight-asian="bold" style:font-size-complex="10pt" style:font-weight-complex="bold"/>
    </style:style>
    <style:style style:name="P9" style:family="paragraph" style:parent-style-name="Standard" style:list-style-name="L1">
      <style:paragraph-properties fo:text-align="justify" style:justify-single-word="false"/>
      <style:text-properties officeooo:paragraph-rsid="001cc917"/>
    </style:style>
    <style:style style:name="P10" style:family="paragraph" style:parent-style-name="Standard" style:list-style-name="L1">
      <style:paragraph-properties fo:text-align="justify" style:justify-single-word="false"/>
      <style:text-properties officeooo:paragraph-rsid="00779d4f"/>
    </style:style>
    <style:style style:name="P11" style:family="paragraph" style:parent-style-name="Standard">
      <style:paragraph-properties fo:text-align="justify" style:justify-single-word="false"/>
      <style:text-properties officeooo:paragraph-rsid="0079e8f7"/>
    </style:style>
    <style:style style:name="P12" style:family="paragraph" style:parent-style-name="Standard">
      <style:paragraph-properties fo:text-align="justify" style:justify-single-word="false"/>
      <style:text-properties officeooo:paragraph-rsid="0084a83e"/>
    </style:style>
    <style:style style:name="P13" style:family="paragraph" style:parent-style-name="Standard">
      <style:paragraph-properties fo:text-align="justify" style:justify-single-word="false"/>
      <style:text-properties officeooo:paragraph-rsid="008789da"/>
    </style:style>
    <style:style style:name="P14" style:family="paragraph" style:parent-style-name="Standard">
      <style:paragraph-properties fo:text-align="justify" style:justify-single-word="false"/>
      <style:text-properties officeooo:paragraph-rsid="008ae3fc"/>
    </style:style>
    <style:style style:name="P15" style:family="paragraph" style:parent-style-name="Standard">
      <style:paragraph-properties fo:text-align="justify" style:justify-single-word="false"/>
      <style:text-properties officeooo:paragraph-rsid="009217ee"/>
    </style:style>
    <style:style style:name="P16" style:family="paragraph" style:parent-style-name="Standard">
      <style:paragraph-properties fo:text-align="justify" style:justify-single-word="false"/>
      <style:text-properties officeooo:paragraph-rsid="00979da2"/>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size="12pt" fo:font-weight="bold" officeooo:rsid="00243b76" officeooo:paragraph-rsid="00243b76"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78a946" officeooo:paragraph-rsid="0078a946"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78a946" officeooo:paragraph-rsid="00813bbe"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78a946" officeooo:paragraph-rsid="00822b30"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79e8f7" officeooo:paragraph-rsid="00822b30"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e6aef" officeooo:paragraph-rsid="001e6aef"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2a25df" officeooo:paragraph-rsid="002a25df"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7b3bfe" officeooo:paragraph-rsid="007b3bfe"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91cf3d" officeooo:paragraph-rsid="0091cf3d"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94b5d1" officeooo:paragraph-rsid="0094b5d1"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95dbde" officeooo:paragraph-rsid="0095dbde"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96d039" officeooo:paragraph-rsid="0096d039"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977bec" officeooo:paragraph-rsid="00977bec"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979da2" officeooo:paragraph-rsid="00979da2"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a6f9c6" officeooo:paragraph-rsid="00a6f9c6"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a86d90" officeooo:paragraph-rsid="00a86d90"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aa5766" officeooo:paragraph-rsid="00aa5766"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aa5766" officeooo:paragraph-rsid="00ae42df"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normal" officeooo:rsid="00243b76" officeooo:paragraph-rsid="00237658"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78a946" officeooo:paragraph-rsid="00813bb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8789da" officeooo:paragraph-rsid="008789d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8aa3e5" officeooo:paragraph-rsid="008ae3f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a25df" officeooo:paragraph-rsid="002a25d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7b3bfe" officeooo:paragraph-rsid="007b3bf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9d69d" officeooo:paragraph-rsid="002a25d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96d039" officeooo:paragraph-rsid="0096d039"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979da2" officeooo:paragraph-rsid="00979da2"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98f1f7" officeooo:paragraph-rsid="0098f1f7"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9a9a97" officeooo:paragraph-rsid="009a9a97"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9a9a97" officeooo:paragraph-rsid="00a567b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9bc70b" officeooo:paragraph-rsid="009bc70b"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a50f40" officeooo:paragraph-rsid="00a50f40"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aa5766" officeooo:paragraph-rsid="00aa5766"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aa5766" officeooo:paragraph-rsid="00ab0651"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aa5766" officeooo:paragraph-rsid="00ae42df"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ac8b4f" officeooo:paragraph-rsid="00ac8b4f"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ae42df" officeooo:paragraph-rsid="00ae42df"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weight="normal" officeooo:rsid="008523b6" officeooo:paragraph-rsid="008523b6" style:font-weight-asian="normal" style:font-weight-complex="normal"/>
    </style:style>
    <style:style style:name="P56" style:family="paragraph" style:parent-style-name="Standard">
      <style:paragraph-properties fo:text-align="justify" style:justify-single-word="false"/>
      <style:text-properties officeooo:rsid="0082e957" officeooo:paragraph-rsid="008523b6"/>
    </style:style>
    <style:style style:name="T1" style:family="text">
      <style:text-properties fo:font-weight="bold" style:font-weight-asian="bold" style:font-weight-complex="bold"/>
    </style:style>
    <style:style style:name="T2" style:family="text">
      <style:text-properties fo:font-weight="bold" officeooo:rsid="009d3789" style:font-weight-asian="bold" style:font-weight-complex="bold"/>
    </style:style>
    <style:style style:name="T3" style:family="text">
      <style:text-properties officeooo:rsid="0021e46d"/>
    </style:style>
    <style:style style:name="T4" style:family="text">
      <style:text-properties fo:font-size="12pt" fo:font-weight="bold" officeooo:rsid="001cc917" style:font-size-asian="10.5pt" style:font-weight-asian="bold" style:font-size-complex="12pt" style:font-weight-complex="bold"/>
    </style:style>
    <style:style style:name="T5" style:family="text">
      <style:text-properties fo:font-size="12pt" fo:font-weight="bold" officeooo:rsid="0077a3a5" style:font-size-asian="10.5pt" style:font-weight-asian="bold" style:font-size-complex="12pt" style:font-weight-complex="bold"/>
    </style:style>
    <style:style style:name="T6" style:family="text">
      <style:text-properties fo:font-size="12pt" fo:font-weight="bold" officeooo:rsid="001e6aef" style:font-size-asian="10.5pt" style:font-weight-asian="bold" style:font-size-complex="12pt" style:font-weight-complex="bold"/>
    </style:style>
    <style:style style:name="T7" style:family="text">
      <style:text-properties fo:font-size="12pt" fo:font-weight="bold" officeooo:rsid="0077b885" style:font-size-asian="10.5pt" style:font-weight-asian="bold" style:font-size-complex="12pt" style:font-weight-complex="bold"/>
    </style:style>
    <style:style style:name="T8" style:family="text">
      <style:text-properties fo:font-size="12pt" fo:font-weight="bold" officeooo:rsid="0079e8f7" style:font-size-asian="10.5pt" style:font-weight-asian="bold" style:font-size-complex="12pt" style:font-weight-complex="bold"/>
    </style:style>
    <style:style style:name="T9" style:family="text">
      <style:text-properties fo:font-size="12pt" fo:font-weight="bold" officeooo:rsid="0082e957" style:font-size-asian="10.5pt" style:font-weight-asian="bold" style:font-size-complex="12pt" style:font-weight-complex="bold"/>
    </style:style>
    <style:style style:name="T10" style:family="text">
      <style:text-properties fo:font-size="12pt" fo:font-weight="bold" officeooo:rsid="00855cdb" style:font-size-asian="10.5pt" style:font-weight-asian="bold" style:font-size-complex="12pt" style:font-weight-complex="bold"/>
    </style:style>
    <style:style style:name="T11" style:family="text">
      <style:text-properties fo:font-size="12pt" fo:font-weight="bold" officeooo:rsid="008789da" style:font-size-asian="10.5pt" style:font-weight-asian="bold" style:font-size-complex="12pt" style:font-weight-complex="bold"/>
    </style:style>
    <style:style style:name="T12" style:family="text">
      <style:text-properties fo:font-size="12pt" fo:font-weight="bold" officeooo:rsid="008ae3fc" style:font-size-asian="10.5pt" style:font-weight-asian="bold" style:font-size-complex="12pt" style:font-weight-complex="bold"/>
    </style:style>
    <style:style style:name="T13" style:family="text">
      <style:text-properties fo:font-size="12pt" fo:font-weight="bold" officeooo:rsid="009217ee" style:font-size-asian="10.5pt" style:font-weight-asian="bold" style:font-size-complex="12pt" style:font-weight-complex="bold"/>
    </style:style>
    <style:style style:name="T14" style:family="text">
      <style:text-properties fo:font-size="12pt" fo:font-weight="bold" officeooo:rsid="00979da2" style:font-size-asian="10.5pt" style:font-weight-asian="bold" style:font-size-complex="12pt" style:font-weight-complex="bold"/>
    </style:style>
    <style:style style:name="T15" style:family="text">
      <style:text-properties fo:font-size="12pt" fo:font-weight="bold" officeooo:rsid="009fab96" style:font-size-asian="10.5pt" style:font-weight-asian="bold" style:font-size-complex="12pt" style:font-weight-complex="bold"/>
    </style:style>
    <style:style style:name="T16" style:family="text">
      <style:text-properties fo:font-size="12pt" fo:font-weight="normal" officeooo:rsid="0082e957" style:font-size-asian="10.5pt" style:font-weight-asian="normal" style:font-size-complex="12pt" style:font-weight-complex="normal"/>
    </style:style>
    <style:style style:name="T17" style:family="text">
      <style:text-properties fo:font-size="12pt" fo:font-weight="normal" officeooo:rsid="00855cdb" style:font-size-asian="10.5pt" style:font-weight-asian="normal" style:font-size-complex="12pt" style:font-weight-complex="normal"/>
    </style:style>
    <style:style style:name="T18" style:family="text">
      <style:text-properties fo:font-size="12pt" fo:font-weight="normal" officeooo:rsid="0085a3ba" style:font-size-asian="10.5pt" style:font-weight-asian="normal" style:font-size-complex="12pt" style:font-weight-complex="normal"/>
    </style:style>
    <style:style style:name="T19" style:family="text">
      <style:text-properties fo:font-size="12pt" fo:font-weight="normal" officeooo:rsid="008789da" style:font-size-asian="10.5pt" style:font-weight-asian="normal" style:font-size-complex="12pt" style:font-weight-complex="normal"/>
    </style:style>
    <style:style style:name="T20" style:family="text">
      <style:text-properties fo:font-size="12pt" fo:font-weight="normal" officeooo:rsid="0088aed4" style:font-size-asian="10.5pt" style:font-weight-asian="normal" style:font-size-complex="12pt" style:font-weight-complex="normal"/>
    </style:style>
    <style:style style:name="T21" style:family="text">
      <style:text-properties fo:font-size="12pt" fo:font-weight="normal" officeooo:rsid="008ae3fc" style:font-size-asian="10.5pt" style:font-weight-asian="normal" style:font-size-complex="12pt" style:font-weight-complex="normal"/>
    </style:style>
    <style:style style:name="T22" style:family="text">
      <style:text-properties fo:font-size="12pt" fo:font-weight="normal" officeooo:rsid="008ce106" style:font-size-asian="10.5pt" style:font-weight-asian="normal" style:font-size-complex="12pt" style:font-weight-complex="normal"/>
    </style:style>
    <style:style style:name="T23" style:family="text">
      <style:text-properties fo:font-size="12pt" fo:font-weight="normal" officeooo:rsid="008dfc6e" style:font-size-asian="10.5pt" style:font-weight-asian="normal" style:font-size-complex="12pt" style:font-weight-complex="normal"/>
    </style:style>
    <style:style style:name="T24" style:family="text">
      <style:text-properties fo:font-size="12pt" fo:font-weight="normal" officeooo:rsid="008ffa49" style:font-size-asian="10.5pt" style:font-weight-asian="normal" style:font-size-complex="12pt" style:font-weight-complex="normal"/>
    </style:style>
    <style:style style:name="T25" style:family="text">
      <style:text-properties fo:font-size="12pt" fo:font-weight="normal" officeooo:rsid="009217ee" style:font-size-asian="10.5pt" style:font-weight-asian="normal" style:font-size-complex="12pt" style:font-weight-complex="normal"/>
    </style:style>
    <style:style style:name="T26" style:family="text">
      <style:text-properties fo:font-size="12pt" fo:font-weight="normal" officeooo:rsid="009321ef" style:font-size-asian="10.5pt" style:font-weight-asian="normal" style:font-size-complex="12pt" style:font-weight-complex="normal"/>
    </style:style>
    <style:style style:name="T27" style:family="text">
      <style:text-properties fo:font-size="12pt" fo:font-weight="normal" officeooo:rsid="0094b5d1" style:font-size-asian="10.5pt" style:font-weight-asian="normal" style:font-size-complex="12pt" style:font-weight-complex="normal"/>
    </style:style>
    <style:style style:name="T28" style:family="text">
      <style:text-properties fo:font-size="12pt" fo:font-weight="normal" officeooo:rsid="009fab96" style:font-size-asian="10.5pt" style:font-weight-asian="normal" style:font-size-complex="12pt" style:font-weight-complex="normal"/>
    </style:style>
    <style:style style:name="T29" style:family="text">
      <style:text-properties fo:font-size="12pt" officeooo:rsid="0079e8f7" style:font-size-asian="10.5pt" style:font-size-complex="12pt"/>
    </style:style>
    <style:style style:name="T30" style:family="text">
      <style:text-properties officeooo:rsid="00779d4f"/>
    </style:style>
    <style:style style:name="T31" style:family="text">
      <style:text-properties fo:font-weight="normal" style:font-weight-asian="normal" style:font-weight-complex="normal"/>
    </style:style>
    <style:style style:name="T32" style:family="text">
      <style:text-properties fo:font-weight="normal" officeooo:rsid="008ffa49" style:font-weight-asian="normal" style:font-weight-complex="normal"/>
    </style:style>
    <style:style style:name="T33" style:family="text">
      <style:text-properties fo:font-weight="normal" officeooo:rsid="0091cf3d" style:font-weight-asian="normal" style:font-weight-complex="normal"/>
    </style:style>
    <style:style style:name="T34" style:family="text">
      <style:text-properties fo:font-weight="normal" officeooo:rsid="009fab96" style:font-weight-asian="normal" style:font-weight-complex="normal"/>
    </style:style>
    <style:style style:name="T35" style:family="text">
      <style:text-properties fo:font-weight="normal" officeooo:rsid="00a11253" style:font-weight-asian="normal" style:font-weight-complex="normal"/>
    </style:style>
    <style:style style:name="T36" style:family="text">
      <style:text-properties fo:font-weight="normal" officeooo:rsid="00a28f68" style:font-weight-asian="normal" style:font-weight-complex="normal"/>
    </style:style>
    <style:style style:name="T37" style:family="text">
      <style:text-properties fo:font-weight="normal" officeooo:rsid="00aa5766" style:font-weight-asian="normal" style:font-weight-complex="normal"/>
    </style:style>
    <style:style style:name="T38" style:family="text">
      <style:text-properties fo:font-weight="normal" officeooo:rsid="00ab0651" style:font-weight-asian="normal" style:font-weight-complex="normal"/>
    </style:style>
    <style:style style:name="T39" style:family="text">
      <style:text-properties fo:font-weight="normal" officeooo:rsid="00ae7df0" style:font-weight-asian="normal" style:font-weight-complex="normal"/>
    </style:style>
    <style:style style:name="T40" style:family="text">
      <style:text-properties officeooo:rsid="0078a946"/>
    </style:style>
    <style:style style:name="T41" style:family="text">
      <style:text-properties officeooo:rsid="00799b99"/>
    </style:style>
    <style:style style:name="T42" style:family="text">
      <style:text-properties officeooo:rsid="0079e8f7"/>
    </style:style>
    <style:style style:name="T43" style:family="text">
      <style:text-properties officeooo:rsid="007b3bfe"/>
    </style:style>
    <style:style style:name="T44" style:family="text">
      <style:text-properties officeooo:rsid="008ae3fc"/>
    </style:style>
    <style:style style:name="T45" style:family="text">
      <style:text-properties style:font-name="Liberation Serif1" style:font-name-asian="Liberation Serif1" style:font-name-complex="Liberation Serif1"/>
    </style:style>
    <style:style style:name="T46" style:family="text">
      <style:text-properties fo:font-style="italic" style:font-style-asian="italic" style:font-style-complex="italic"/>
    </style:style>
    <style:style style:name="T47" style:family="text">
      <style:text-properties officeooo:rsid="009ac283"/>
    </style:style>
    <style:style style:name="T48" style:family="text">
      <style:text-properties officeooo:rsid="009d3789"/>
    </style:style>
    <style:style style:name="T49" style:family="text">
      <style:text-properties officeooo:rsid="009e93e1"/>
    </style:style>
    <style:style style:name="T50" style:family="text">
      <style:text-properties officeooo:rsid="009fab96"/>
    </style:style>
    <style:style style:name="T51" style:family="text">
      <style:text-properties officeooo:rsid="00a11253"/>
    </style:style>
    <style:style style:name="T52" style:family="text">
      <style:text-properties officeooo:rsid="00a28f68"/>
    </style:style>
    <style:style style:name="T53" style:family="text">
      <style:text-properties officeooo:rsid="00a2d8ab"/>
    </style:style>
    <style:style style:name="T54" style:family="text">
      <style:text-properties officeooo:rsid="00aa7dcc"/>
    </style:style>
    <style:style style:name="T55" style:family="text">
      <style:text-properties officeooo:rsid="00acf394"/>
    </style:style>
    <style:style style:name="T56" style:family="text">
      <style:text-properties officeooo:rsid="00ae42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3">ADVANCED COMPUTER ARCHITECTURE - </text:span>HOMEWORK I<text:span text:style-name="T30">I</text:span></text:p>
      <text:p text:style-name="P8"/>
      <text:p text:style-name="P2"/>
      <text:p text:style-name="P2"><text:span text:style-name="T1">Student:</text:span> Francisco Javier Blázquez Martínez</text:p>
      <text:p text:style-name="P2"><text:span text:style-name="T1">E-mail:</text:span> francisco.blazquezmartinez@epfl.ch</text:p>
      <text:p text:style-name="P2"><text:span text:style-name="T1">Sciper:</text:span> 331229</text:p>
      <text:p text:style-name="P2"/>
      <text:p text:style-name="P3"/>
      <text:list xml:id="list3902779087" text:style-name="L1">
        <text:list-item>
          <text:p text:style-name="P9"><text:span text:style-name="T4">EXERCISE 1: <text:s/></text:span><text:span text:style-name="T5">Speculation</text:span></text:p>
        </text:list-item>
      </text:list>
      <text:p text:style-name="P6"/>
      <text:p text:style-name="P7">1.- <text:span text:style-name="T40">M</text:span>ain features of the IA64 architecture for speculation</text:p>
      <text:p text:style-name="P36"/>
      <text:p text:style-name="P20">Predication<text:span text:style-name="T42">:</text:span></text:p>
      <text:p text:style-name="P39">Predication is a way to introduce No Operations statically and dynamically at the same time, this is, the compiler (statically) introduces instructions that, depending on the state of the machine (dynamically), <text:span text:style-name="T44">will act as NOPs or will execute some operation. This is obtained by marking the execution of these instructions as dependent on some flag (bit in the processor) which can be set dynamically.</text:span></text:p>
      <text:p text:style-name="P39"/>
      <text:p text:style-name="P14"><text:span text:style-name="T21">The idea behind predication is </text:span><text:span text:style-name="T12">avoiding branches</text:span><text:span text:style-name="T21">. For example, instead of branching to the if or else clause, we can execute both in parallel canceling the non-desired branch depending on the evalutaion of the condition. The key why this is not a loss of performance is because these instructions are executed in </text:span><text:span text:style-name="T12">parallel</text:span><text:span text:style-name="T21">.</text:span></text:p>
      <text:p text:style-name="P14"><text:span text:style-name="T21"/></text:p>
      <text:p text:style-name="P14"><text:span text:style-name="T21">This is not a really a type of speculation, we wi’ll never undo any of this executions, it’s only that we have defined the </text:span><text:span text:style-name="T22">short-step semantic</text:span><text:span text:style-name="T23">s</text:span><text:span text:style-name="T21"> of the branches in a different way than what we are used to. </text:span></text:p>
      <text:p text:style-name="P37"/>
      <text:p text:style-name="P12"><text:span text:style-name="T8">Control speculation:</text:span></text:p>
      <text:p text:style-name="P12"><text:span text:style-name="T16">Even with predication, the compiler doesn’t remove all the branches. Therefore IA-64 compiler can provide out-of-order instructions to increase parallelism and branches. This could mean that an instruction in a posterior execution block could rise and exception when the previous block hadn’t been fully executed yet, this is, </text:span><text:span text:style-name="T9">imprecise exceptions</text:span><text:span text:style-name="T16">.</text:span></text:p>
      <text:p text:style-name="P12"><text:span text:style-name="T16"/></text:p>
      <text:p text:style-name="P12"><text:span text:style-name="T16">This is </text:span><text:span text:style-name="T17">avoided</text:span><text:span text:style-name="T16"> by making operations able to handle an special value <text:s/>“Not A Thing” so that in case an exception arises this can be propagated, continuing the normal execution of the program and therefore executing all the previous instructions </text:span><text:span text:style-name="T17">up</text:span><text:span text:style-name="T16"> to the one that rised the exception. </text:span><text:span text:style-name="T17">However, the IA-64, for achieving more efficiency, allows to move load instruction to previous blocks and these could also generate an exception. For solving this issue, IA-64 supports </text:span><text:span text:style-name="T10">speculative loads</text:span><text:span text:style-name="T17">, this instructions attempts to execute the </text:span><text:span text:style-name="T18">load</text:span><text:span text:style-name="T17"> operation and, if an exception arises, it loads an NaT, what would be detected in the proper execution block by a check instruction. </text:span><text:span text:style-name="T16"><text:s/></text:span></text:p>
      <text:p text:style-name="P19"><text:span text:style-name="T31"/></text:p>
      <text:p text:style-name="P19">Data speculation:</text:p>
      <text:p text:style-name="P38">Again, for a better efficiency, IA-64 compiler tries to place load instructions as soon as possible maintaining the semantics of the code. This loads can even be placed before previous store instructions which we don’t if they will modify the same memory address (leading to a read-before-write incoherence). </text:p>
      <text:p text:style-name="P38"/>
      <text:p text:style-name="P13"><text:span text:style-name="T19">In the same way than before, this is solved by adding a <text:s/>pair of instructions </text:span><text:span text:style-name="T11">advanced load</text:span><text:span text:style-name="T19"> - check. Unlike before, NaT is not a valid solution anymore but this goes through keeping a data structure (ALAT, explained in the next point) with the </text:span><text:span text:style-name="T20">advanced loads</text:span><text:span text:style-name="T19"> that could </text:span><text:span text:style-name="T20">lead to</text:span><text:span text:style-name="T19"> a conflict.</text:span></text:p>
      <text:p text:style-name="P38"/>
      <text:p text:style-name="P19"><text:soft-page-break/></text:p>
      <text:p text:style-name="P18">2.- <text:span text:style-name="T41">Specific hardware support for speculation</text:span></text:p>
      <text:p text:style-name="P18"/>
      <text:p text:style-name="P22">Predication: <text:span text:style-name="T32">Predicate Registers, 64 one-bit registers used as flags for the conditional execution.</text:span></text:p>
      <text:p text:style-name="P21"><text:span text:style-name="T31"/></text:p>
      <text:p text:style-name="P56"><text:span text:style-name="T8">Control speculation: </text:span><text:span text:style-name="T24">Relies on NaT special value and the propagation of this in the execution units</text:span></text:p>
      <text:p text:style-name="P55"><text:span text:style-name="T29"/></text:p>
      <text:p text:style-name="P11"><text:span text:style-name="T8">Data speculation: </text:span><text:span text:style-name="T24">Advanced Load Address Table (ALAT), to control advanced loads and previous stores collisions so that the check instruction can know if the load has to be done again.</text:span></text:p>
      <text:p text:style-name="P4"/>
      <text:p text:style-name="P4"/>
      <text:list xml:id="list232857017712340" text:continue-numbering="true" text:style-name="L1">
        <text:list-item>
          <text:p text:style-name="P10"><text:span text:style-name="T4">EXERCISE </text:span><text:span text:style-name="T6">2</text:span><text:span text:style-name="T4">: <text:s/></text:span><text:span text:style-name="T5">Software </text:span><text:span text:style-name="T7">P</text:span><text:span text:style-name="T5">ipelining and </text:span><text:span text:style-name="T7">R</text:span><text:span text:style-name="T5">egister </text:span><text:span text:style-name="T7">M</text:span><text:span text:style-name="T5">odel</text:span></text:p>
        </text:list-item>
      </text:list>
      <text:p text:style-name="P4"/>
      <text:p text:style-name="P5">1.- <text:span text:style-name="T43">Arquitectural support for software pipelining</text:span></text:p>
      <text:p text:style-name="P40"/>
      <text:p text:style-name="P17">LC register: <text:span text:style-name="T33">To maintain the loop count.</text:span></text:p>
      <text:p text:style-name="P26">EC register:<text:span text:style-name="T31"> To know when the loop has finished. </text:span></text:p>
      <text:p text:style-name="P26">Special loop branches: <text:span text:style-name="T31">To implement the loop logic depending on the stage (starting, finishing...)</text:span></text:p>
      <text:p text:style-name="P15"><text:span text:style-name="T13">RRB register:</text:span><text:span text:style-name="T25"> To automatically rename registers </text:span><text:span text:style-name="T26">at each </text:span><text:span text:style-name="T27">pipeline step</text:span><text:span text:style-name="T25"> and avoid collisions. </text:span></text:p>
      <text:p text:style-name="P27">PR[16:63]: <text:span text:style-name="T31">To label the pipeline stage as valid or invalid</text:span></text:p>
      <text:p text:style-name="P27"/>
      <text:p text:style-name="P24">2.- <text:span text:style-name="T43">Software compiling I</text:span></text:p>
      <text:p text:style-name="P32"><text:span text:style-name="T31"/></text:p>
      <text:p text:style-name="P33"><text:span text:style-name="T31"># Code</text:span></text:p>
      <text:p text:style-name="P34"><text:span text:style-name="T31">ldr r1 = [&lt;ptr1 initialization&gt;] <text:s text:c="5"/>// We get ptr1 and ptr2 addresses to registers</text:span></text:p>
      <text:p text:style-name="P34"><text:span text:style-name="T31">ldr r2 = [&lt;ptr2 initialization&gt;] <text:s text:c="5"/>// Important! These have to be from the first 32</text:span></text:p>
      <text:p text:style-name="P34"><text:span text:style-name="T31"/></text:p>
      <text:p text:style-name="P33"><text:span text:style-name="T31">mov LC = 99 <text:s text:c="31"/>// </text:span><text:span text:style-name="T37">We then initialize LC=Iters-1 EC=Stages+1</text:span></text:p>
      <text:p text:style-name="P33"><text:span text:style-name="T31">mov EC = </text:span><text:span text:style-name="T38">3</text:span></text:p>
      <text:p text:style-name="P33"><text:span text:style-name="T31"/></text:p>
      <text:p text:style-name="P33"><text:span text:style-name="T31">// </text:span><text:span text:style-name="T37">Assumption: load can be done in a single stage</text:span></text:p>
      <text:p text:style-name="P34"><text:span text:style-name="T31">loop:</text:span></text:p>
      <text:p text:style-name="P34"><text:span text:style-name="T31">stage 1: (p16) <text:s/>ld4 r32 = [r1], 4 <text:s text:c="3"/>// r32 = *ptr1; ptr1++</text:span></text:p>
      <text:p text:style-name="P51">stage 2: (p17) <text:s/>st4 [r2] = r33, 4 <text:s text:c="3"/>// *ptr2 = r33 <text:span text:style-name="T54">(</text:span>= previous r32<text:span text:style-name="T54">)</text:span>; ptr2++</text:p>
      <text:p text:style-name="P51"><text:s text:c="24"/>br.ctop loop;;</text:p>
      <text:p text:style-name="P50"/>
      <text:p text:style-name="P50"/>
      <text:p text:style-name="P25">3.- Software compiling II</text:p>
      <text:p text:style-name="P24"/>
      <text:p text:style-name="P53">The previous code could be used for copying a list, the code in this subsection could be used for this purpose but it’s more general, it could be used for copying a list (independently of the list size) or to deplace left <text:span text:style-name="T55">from a given</text:span> element of a list in itself.</text:p>
      <text:p text:style-name="P24"/>
      <text:p text:style-name="P54">Unlike the previous example, here we can’t use LC register (and therefore PR flags for conditional execution) as we don’t know the list size. Therefore we cannot use software pipelining and we would have to create a non-pipelined loop, what means a loss of performance:</text:p>
      <text:p text:style-name="P35"><text:span text:style-name="T31"><text:s text:c="4"/></text:span></text:p>
      <text:p text:style-name="P35"><text:span text:style-name="T31"><text:s text:c="8"/></text:span><text:span text:style-name="T39">cmp p0 = r1 == Null</text:span></text:p>
      <text:p text:style-name="P35"><text:span text:style-name="T39">(p0) br endloop <text:s text:c="2"/></text:span></text:p>
      <text:p text:style-name="P35"><text:span text:style-name="T31"><text:s text:c="8"/>ld4 r32 = [r1], 4 <text:s text:c="3"/>// r32 = *ptr1; ptr1++</text:span></text:p>
      <text:p text:style-name="P52"><text:s text:c="8"/>st4 [r2] = r3<text:span text:style-name="T56">2</text:span>, 4 <text:s text:c="3"/>// *ptr2 = r<text:span text:style-name="T56">32</text:span>; ptr2++</text:p>
      <text:p text:style-name="P54">endloop:</text:p>
      <text:p text:style-name="P25"><text:soft-page-break/>4.- Register model</text:p>
      <text:p text:style-name="P41"/>
      <text:p text:style-name="P28">Physical register model:</text:p>
      <text:p text:style-name="Standard"><text:span text:style-name="T31">128 General registers</text:span> </text:p>
      <text:p text:style-name="P28"><text:span text:style-name="T31">32 static</text:span></text:p>
      <text:p text:style-name="P28"><text:span text:style-name="T31">96 stacked (can be renamed under software control)</text:span></text:p>
      <text:p text:style-name="P29"><text:span text:style-name="T31">+ Register Stack Engine (saves in memory and restores the register file)</text:span></text:p>
      <text:p text:style-name="P28"/>
      <text:p text:style-name="P28">Logical register model:</text:p>
      <text:p text:style-name="P43"><text:span text:style-name="T45">∞</text:span> registers</text:p>
      <text:p text:style-name="P28"/>
      <text:p text:style-name="P30">Parameter passing convention:</text:p>
      <text:p text:style-name="P46">Typically stack structure for parameter passing criteria, as in the MIPS but, in this case, parameters to the next subrutine are not placed in the general registers but at the top of the register stack. This way when another subrutine is invoked the local registers (bottom part of the stack execution context) are hidden, and the out registers, which include the parameters for the subrutine, are renamed <text:span text:style-name="T47">to start at R32 </text:span>and placed on the bottom of the new stack context.</text:p>
      <text:p text:style-name="P42"/>
      <text:p text:style-name="P48">For the case of <text:span text:style-name="T48">calling </text:span>the example function <text:span text:style-name="T1">objA foo(int a, int b, int c) </text:span><text:span text:style-name="T48">we know that the calling method stack context would have at least 3 out registers for the three parameters which would become part of the new local stack context of </text:span><text:span text:style-name="T2">foo</text:span><text:span text:style-name="T48">. And we know that this local context would be at least 32 bytes = 4 registers because it’s the size of the returned structure. If </text:span><text:span text:style-name="T2">foo</text:span><text:span text:style-name="T48"> invokes some subrutine it’s stack context would also have an out section with space for the parameters of the invo</text:span><text:span text:style-name="T49">c</text:span><text:span text:style-name="T48">ation. </text:span></text:p>
      <text:p text:style-name="P47">(Figure 14 in <text:span text:style-name="T46">“Introducing the IA-64 Architecture”</text:span>)</text:p>
      <text:p text:style-name="P42"/>
      <text:p text:style-name="P42"/>
      <text:p text:style-name="P45">Lets analyze now the register model from several perpectives, <text:span text:style-name="T52">naming some advantages and disadvantages</text:span>:</text:p>
      <text:p text:style-name="P45"/>
      <text:p text:style-name="P31">Programmer, Compiler <text:span text:style-name="T50">and Hardware</text:span>:</text:p>
      <text:p text:style-name="P16"><text:span text:style-name="T14">→</text:span><text:span text:style-name="T15"> </text:span><text:span text:style-name="T28">For the programmer the register model is invisible/transparent</text:span></text:p>
      <text:p text:style-name="P31"><text:span text:style-name="T34">→ For the compiler we have the advantage of “infinite register space” for renaming </text:span></text:p>
      <text:p text:style-name="P31"><text:span text:style-name="T34">→ For the hardware the RSE has to deal with stores and restores of the registers</text:span></text:p>
      <text:p text:style-name="P31"><text:span text:style-name="T34"/></text:p>
      <text:p text:style-name="P31">Microarchitectural complexity:</text:p>
      <text:p text:style-name="P31">→<text:span text:style-name="T51"> </text:span><text:span text:style-name="T35">RSE logic need to be implemented</text:span></text:p>
      <text:p text:style-name="P31"><text:span text:style-name="T35">→ Logic for registers store/restore in/from memory in parallel with the program execution </text:span></text:p>
      <text:p text:style-name="P31">→<text:span text:style-name="T51"> </text:span><text:span text:style-name="T35">Syncronization of RSE and program execution</text:span></text:p>
      <text:p text:style-name="P31"><text:span text:style-name="T35">→</text:span><text:span text:style-name="T36"> Compiler deals with the complexity of register renaming for parallel and OOO execution</text:span></text:p>
      <text:p text:style-name="P31"><text:span text:style-name="T36">→ Less complexity than in a superscalar OOO processor, compiler takes most of the tasks</text:span></text:p>
      <text:p text:style-name="P31"><text:span text:style-name="T36"/></text:p>
      <text:p text:style-name="P31"><text:span text:style-name="T36"/></text:p>
      <text:p text:style-name="P31">Performance:</text:p>
      <text:p text:style-name="P44">→<text:span text:style-name="T50"> </text:span><text:span text:style-name="T53">Much slower than a classical register file because might require many accesses to memory</text:span></text:p>
      <text:p text:style-name="P31"/>
      <text:p text:style-name="P31"/>
      <text:p text:style-name="P49">A possible implementation for this register model of the addressing schema could be with relative addresses to a register indicating the stack size, this provides immediate register renaming following the procedure call conventions specified just by updating the stack size and would only require an adder to get the absolute addr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3T04:11:36.063057623</meta:creation-date>
    <dc:date>2021-04-12T23:27:18.386129626</dc:date>
    <meta:editing-duration>PT11H42M48S</meta:editing-duration>
    <meta:editing-cycles>130</meta:editing-cycles>
    <meta:generator>LibreOffice/6.4.6.2$Linux_X86_64 LibreOffice_project/40$Build-2</meta:generator>
    <meta:document-statistic meta:table-count="0" meta:image-count="0" meta:object-count="0" meta:page-count="3" meta:paragraph-count="73" meta:word-count="1201" meta:character-count="7380" meta:non-whitespace-character-count="6128"/>
  </office:meta>
</office:document-meta>
</file>